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7facf" officeooo:paragraph-rsid="0017facf"/>
    </style:style>
    <style:style style:name="P2" style:family="paragraph" style:parent-style-name="Standard">
      <style:text-properties style:text-underline-style="none" officeooo:rsid="00180b87" officeooo:paragraph-rsid="00180b87"/>
    </style:style>
    <style:style style:name="T1" style:family="text">
      <style:text-properties officeooo:rsid="00180b8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ML 1</text:p>
      <text:p text:style-name="P1">A quotation mark is expected to be in the attribute “importancia”</text:p>
      <text:p text:style-name="P1">The tag p in line 5 must end with &gt;</text:p>
      <text:p text:style-name="P1">In line 6 there is no need for an open mark “&lt;” in “documento” and “&amp;”</text:p>
      <text:p text:style-name="P1">There must be a closure <text:span text:style-name="T1">tag in &lt;imagen&gt;</text:span></text:p>
      <text:p text:style-name="P2"/>
      <text:p text:style-name="P2">XML 2</text:p>
      <text:p text:style-name="P2"/>
      <text:p text:style-name="P2">There is no need for a duplicated atrribute in autor tag</text:p>
      <text:p text:style-name="P2">The “autor” tag must be closed</text:p>
      <text:p text:style-name="P2">In line 7 there no need for an open tag in the word “mejor”</text:p>
      <text:p text:style-name="P2">The close tag of libro in line 8 must end with “&gt;”</text:p>
      <text:p text:style-name="P2">The closing tag in line 10 is different of the one in line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20:13:14.593185859</meta:creation-date>
    <dc:date>2021-10-01T20:35:33.704128591</dc:date>
    <meta:editing-duration>PT11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06" meta:character-count="474" meta:non-whitespace-character-count="379"/>
  </office:meta>
</office:document-meta>
</file>